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4.17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nazwa Przystanku</text:p>
          </table:table-cell>
          <table:table-cell office:value-type="string">
            <text:p>Współrzędne</text:p>
          </table:table-cell>
          <table:table-cell office:value-type="string">
            <text:p>nr tramwajów</text:p>
          </table:table-cell>
        </table:table-row>
        <table:table-row table:style-name="ro1">
          <table:table-cell office:value-type="string">
            <text:p>Opera Bałtycka</text:p>
          </table:table-cell>
          <table:table-cell office:value-type="string">
            <text:p>54.372219,18.62462</text:p>
          </table:table-cell>
          <table:table-cell office:value-type="string">
            <text:p>2,3,6,9,11,12</text:p>
          </table:table-cell>
        </table:table-row>
        <table:table-row table:style-name="ro1">
          <table:table-cell office:value-type="string">
            <text:p>Traugutta</text:p>
          </table:table-cell>
          <table:table-cell office:value-type="string">
            <text:p>54.368983,18.629952</text:p>
          </table:table-cell>
          <table:table-cell office:value-type="string">
            <text:p>2,3,6,9,11,12</text:p>
          </table:table-cell>
        </table:table-row>
        <table:table-row table:style-name="ro1">
          <table:table-cell office:value-type="string">
            <text:p>Uniwersytet Medyczny</text:p>
          </table:table-cell>
          <table:table-cell office:value-type="string">
            <text:p>54.366963,18.633432</text:p>
          </table:table-cell>
          <table:table-cell office:value-type="string">
            <text:p>2,3,6,9,11,12</text:p>
          </table:table-cell>
        </table:table-row>
        <table:table-row table:style-name="ro2">
          <table:table-cell office:value-type="string">
            <text:p>Chodowieckiego</text:p>
          </table:table-cell>
          <table:table-cell office:value-type="string">
            <text:p>54.363887,18.638573</text:p>
          </table:table-cell>
          <table:table-cell office:value-type="string">
            <text:p>2,3,6,9,11,12</text:p>
          </table:table-cell>
        </table:table-row>
        <table:table-row table:style-name="ro1">
          <table:table-cell office:value-type="string">
            <text:p>Brama Oliwska</text:p>
          </table:table-cell>
          <table:table-cell office:value-type="string">
            <text:p>54.361884,18.641851</text:p>
          </table:table-cell>
          <table:table-cell office:value-type="string">
            <text:p>2,3,6,9,11,12</text:p>
          </table:table-cell>
        </table:table-row>
        <table:table-row table:style-name="ro2">
          <table:table-cell office:value-type="string">
            <text:p>Dworzec Głowny PKP</text:p>
          </table:table-cell>
          <table:table-cell office:value-type="string">
            <text:p>54.355783,18.645646</text:p>
          </table:table-cell>
          <table:table-cell office:value-type="string">
            <text:p>2,3,6,7,8,9,10,11,12,14</text:p>
          </table:table-cell>
        </table:table-row>
        <table:table-row table:style-name="ro1">
          <table:table-cell office:value-type="string">
            <text:p>Brama Wyżynna</text:p>
          </table:table-cell>
          <table:table-cell office:value-type="string">
            <text:p>54.350363,18.646038</text:p>
          </table:table-cell>
          <table:table-cell office:value-type="string">
            <text:p>2,3,6,7,8,9,11,12</text:p>
          </table:table-cell>
        </table:table-row>
        <table:table-row table:style-name="ro1">
          <table:table-cell office:value-type="string">
            <text:p>Centrum</text:p>
          </table:table-cell>
          <table:table-cell office:value-type="string">
            <text:p>54.34772,18.6445</text:p>
          </table:table-cell>
          <table:table-cell office:value-type="string">
            <text:p>2,6,7,11,12</text:p>
          </table:table-cell>
        </table:table-row>
        <table:table-row table:style-name="ro1">
          <table:table-cell office:value-type="string">
            <text:p>Nowe ogrody</text:p>
          </table:table-cell>
          <table:table-cell office:value-type="string">
            <text:p>54.35216,18.6422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worzec PKS</text:p>
          </table:table-cell>
          <table:table-cell office:value-type="string">
            <text:p>54.356597,18.643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Okopowa</text:p>
          </table:table-cell>
          <table:table-cell office:value-type="string">
            <text:p>54.347601,18.646215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Żabi kruk</text:p>
          </table:table-cell>
          <table:table-cell office:value-type="string">
            <text:p>54.346624,18.651429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Chmielna</text:p>
          </table:table-cell>
          <table:table-cell office:value-type="string">
            <text:p>54.345502,18.656936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Akademia Muzyczna</text:p>
          </table:table-cell>
          <table:table-cell office:value-type="string">
            <text:p>54.344608,18.664091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Brama Żuławska</text:p>
          </table:table-cell>
          <table:table-cell office:value-type="string">
            <text:p>54.347869,18.669459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Głęboka</text:p>
          </table:table-cell>
          <table:table-cell office:value-type="string">
            <text:p>54.347869,18.669459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Przeróbka</text:p>
          </table:table-cell>
          <table:table-cell office:value-type="string">
            <text:p>54.357292,18.682571</text:p>
          </table:table-cell>
          <table:table-cell office:value-type="string">
            <text:p>3,8,9</text:p>
          </table:table-cell>
        </table:table-row>
        <table:table-row table:style-name="ro1">
          <table:table-cell office:value-type="string">
            <text:p>Lenartowicza</text:p>
          </table:table-cell>
          <table:table-cell office:value-type="string">
            <text:p>54.357769,18.68662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string">
            <text:p>Sucharskiego</text:p>
          </table:table-cell>
          <table:table-cell office:value-type="string">
            <text:p>54.359874,18.691162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string">
            <text:p>Kaczeńce</text:p>
          </table:table-cell>
          <table:table-cell office:value-type="string">
            <text:p>54.363164,18.69907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string">
            <text:p>Lessowa</text:p>
          </table:table-cell>
          <table:table-cell office:value-type="string">
            <text:p>54.362855,18.704366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string">
            <text:p>Zimna</text:p>
          </table:table-cell>
          <table:table-cell office:value-type="string">
            <text:p>54.360638,18.708601</text:p>
          </table:table-cell>
          <table:table-cell office:value-type="float" office:value="3.8">
            <text:p>3,8</text:p>
          </table:table-cell>
        </table:table-row>
        <table:table-row table:style-name="ro2">
          <table:table-cell office:value-type="string">
            <text:p>Stogi Pasanil</text:p>
          </table:table-cell>
          <table:table-cell office:value-type="string">
            <text:p>54.36134,18.714598</text:p>
          </table:table-cell>
          <table:table-cell office:value-type="float" office:value="3.8">
            <text:p>3,8</text:p>
          </table:table-cell>
        </table:table-row>
        <table:table-row table:style-name="ro1">
          <table:table-cell office:value-type="string">
            <text:p>Rozłąki</text:p>
          </table:table-cell>
          <table:table-cell office:value-type="string">
            <text:p>54.362873,18.71577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togi Plaża</text:p>
          </table:table-cell>
          <table:table-cell office:value-type="string">
            <text:p>54.372998,18.72845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ohulanka</text:p>
          </table:table-cell>
          <table:table-cell office:value-type="string">
            <text:p>54.348673,18.636487</text:p>
          </table:table-cell>
          <table:table-cell office:value-type="string">
            <text:p>2,6,7,11</text:p>
          </table:table-cell>
        </table:table-row>
        <table:table-row table:style-name="ro1">
          <table:table-cell office:value-type="string">
            <text:p>Odrzańska</text:p>
          </table:table-cell>
          <table:table-cell office:value-type="string">
            <text:p>54.34544,18.626273</text:p>
          </table:table-cell>
          <table:table-cell office:value-type="string">
            <text:p>2,6,7,11</text:p>
          </table:table-cell>
        </table:table-row>
        <table:table-row table:style-name="ro1">
          <table:table-cell office:value-type="string">
            <text:p>Chałubińskiego</text:p>
          </table:table-cell>
          <table:table-cell office:value-type="string">
            <text:p>54.341563,18.617759</text:p>
          </table:table-cell>
          <table:table-cell office:value-type="string">
            <text:p>2,6,7,11</text:p>
          </table:table-cell>
        </table:table-row>
        <table:table-row table:style-name="ro1">
          <table:table-cell office:value-type="string">
            <text:p>Sikorskiego</text:p>
          </table:table-cell>
          <table:table-cell office:value-type="string">
            <text:p>54.33853,18.618515</text:p>
          </table:table-cell>
          <table:table-cell office:value-type="string">
            <text:p>2,6,7,11</text:p>
          </table:table-cell>
        </table:table-row>
        <table:table-row table:style-name="ro1">
          <table:table-cell office:value-type="string">
            <text:p>Cieszyńskiego</text:p>
          </table:table-cell>
          <table:table-cell office:value-type="string">
            <text:p>54.338224,18.609732</text:p>
          </table:table-cell>
          <table:table-cell office:value-type="string">
            <text:p>2,6,7</text:p>
          </table:table-cell>
        </table:table-row>
        <table:table-row table:style-name="ro1">
          <table:table-cell office:value-type="string">
            <text:p>Cebertowicza</text:p>
          </table:table-cell>
          <table:table-cell office:value-type="string">
            <text:p>54.33842,18.60533</text:p>
          </table:table-cell>
          <table:table-cell office:value-type="string">
            <text:p>2,6,7</text:p>
          </table:table-cell>
        </table:table-row>
        <table:table-row table:style-name="ro1">
          <table:table-cell office:value-type="string">
            <text:p>Wilanowska</text:p>
          </table:table-cell>
          <table:table-cell office:value-type="string">
            <text:p>54.336815,18.599402</text:p>
          </table:table-cell>
          <table:table-cell office:value-type="string">
            <text:p>2,6,7</text:p>
          </table:table-cell>
        </table:table-row>
        <table:table-row table:style-name="ro1">
          <table:table-cell office:value-type="string">
            <text:p>Przemysłowa</text:p>
          </table:table-cell>
          <table:table-cell office:value-type="string">
            <text:p>54.332469,18.596323</text:p>
          </table:table-cell>
          <table:table-cell office:value-type="string">
            <text:p>2,6,7</text:p>
          </table:table-cell>
        </table:table-row>
        <table:table-row table:style-name="ro1">
          <table:table-cell office:value-type="string">
            <text:p>Płocka</text:p>
          </table:table-cell>
          <table:table-cell office:value-type="string">
            <text:p>54.328981,18.598785</text:p>
          </table:table-cell>
          <table:table-cell office:value-type="string">
            <text:p>2,6,7</text:p>
          </table:table-cell>
        </table:table-row>
        <table:table-row table:style-name="ro2">
          <table:table-cell office:value-type="string">
            <text:p>Łostowice Świętokrzyska</text:p>
          </table:table-cell>
          <table:table-cell office:value-type="string">
            <text:p>54.323148,18.605864</text:p>
          </table:table-cell>
          <table:table-cell office:value-type="string">
            <text:p>2,6,7</text:p>
          </table:table-cell>
        </table:table-row>
      </table:table>
      <table:table table:name="Arkusz2" table:style-name="ta1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1:55:24.53</meta:creation-date>
    <dc:date>2013-05-19T12:44:56.11</dc:date>
    <meta:editing-duration>PT43M35S</meta:editing-duration>
    <meta:editing-cycles>7</meta:editing-cycles>
    <meta:generator>LibreOffice/3.5$Windows_x86 LibreOffice_project/3215f89-f603614-ab984f2-7348103-1225a5b</meta:generator>
    <meta:document-statistic meta:table-count="3" meta:cell-count="108" meta:object-count="0"/>
  </office:meta>
</office:document-meta>
</file>